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0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071in" fo:break-before="auto" style:use-optimal-row-height="false"/>
    </style:style>
    <style:style style:name="ro25" style:family="table-row">
      <style:table-row-properties style:row-height="0.3626in" fo:break-before="auto" style:use-optimal-row-height="false"/>
    </style:style>
    <style:style style:name="ro26" style:family="table-row">
      <style:table-row-properties style:row-height="0.352in" fo:break-before="auto" style:use-optimal-row-height="false"/>
    </style:style>
    <style:style style:name="ro27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ext-properties style:text-position="" fo:font-weight="bold" style:font-weight-asian="bold" style:font-weight-complex="bold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4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4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657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44in" svg:height="0.0657in" svg:x="5.1358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669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4858in" svg:height="0.0669in" svg:x="3.5795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44in" svg:height="0.0004in" svg:x="5.1358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4858in" svg:height="0.0047in" svg:x="3.5795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6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5"/>
        <table:table-column table:style-name="co8" table:number-columns-repeated="238" table:default-cell-style-name="ce178"/>
        <table:table-row table:style-name="ro27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60">
            <text:p>60</text:p>
          </table:table-cell>
          <table:table-cell table:style-name="ce167" table:formula="of:=COUNTIF([.L$7:.L$885];[.$J1])" office:value-type="float" office:value="58">
            <text:p>58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0">
            <text:p>0</text:p>
          </table:table-cell>
          <table:table-cell table:style-name="ce167" table:formula="of:=COUNTIF([.L$7:.L$885];[.$J2])" office:value-type="float" office:value="0">
            <text:p>0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8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48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1">
            <text:p>1</text:p>
          </table:table-cell>
          <table:table-cell table:style-name="ce167" table:formula="of:=COUNTIF([.L$7:.L$885];[.$J5])" office:value-type="float" office:value="3">
            <text:p>3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23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3" office:value-type="string">
            <text:p>Comment</text:p>
          </table:table-cell>
          <table:table-cell table:style-name="ce174" office:value-type="string">
            <text:p>Comment</text:p>
          </table:table-cell>
          <table:table-cell table:style-name="ce177" table:number-columns-repeated="2"/>
          <table:table-cell table:style-name="Default" table:number-columns-repeated="237"/>
        </table:table-row>
        <table:table-row table:style-name="ro33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742">TESTVN-5742</text:a></text:p>
          </table:table-cell>
          <table:table-cell table:number-columns-repeated="2"/>
          <table:table-cell table:style-name="ce176" table:number-columns-repeated="2"/>
          <table:table-cell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29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745">TESTVN-5745</text:a></text:p>
          </table:table-cell>
          <table:table-cell table:number-columns-repeated="242"/>
        </table:table-row>
        <table:table-row table:style-name="ro23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office:value-type="string">
            <text:p>Passed</text:p>
          </table:table-cell>
          <table:table-cell office:value-type="string">
            <text:p>N/A</text:p>
          </table:table-cell>
          <table:table-cell table:number-columns-repeated="243"/>
        </table:table-row>
        <table:table-row table:style-name="ro23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756">TESTVN-5756</text:a></text:p>
          </table:table-cell>
          <table:table-cell table:number-columns-repeated="242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750">TESTVN-5750</text:a></text:p>
          </table:table-cell>
          <table:table-cell table:number-columns-repeated="242"/>
        </table:table-row>
        <table:table-row table:style-name="ro2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office:value-type="string">
            <text:p>Passed</text:p>
          </table:table-cell>
          <table:table-cell office:value-type="string">
            <text:p>N/A</text:p>
          </table:table-cell>
          <table:table-cell table:number-columns-repeated="243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751">TESTVN-5751</text:a></text:p>
          </table:table-cell>
          <table:table-cell table:number-columns-repeated="242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9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4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48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48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48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5"/>
        <table:table-column table:style-name="co8" table:number-columns-repeated="243" table:default-cell-style-name="Default"/>
        <table:table-row table:style-name="ro9">
          <table:table-cell table:style-name="ce149" office:value-type="string" table:number-columns-spanned="4" table:number-rows-spanned="2">
            <text:p>CS SniffTest List</text:p>
          </table:table-cell>
          <table:covered-table-cell table:number-columns-repeated="3" table:style-name="ce152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50"/>
          <table:covered-table-cell table:number-columns-repeated="3" table:style-name="ce152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style-name="ce50" office:value-type="string">
            <text:p>e</text:p>
          </table:covered-table-cell>
          <table:covered-table-cell table:number-columns-repeated="3" table:style-name="ce50"/>
          <table:table-cell table:number-columns-repeated="243"/>
        </table:table-row>
        <table:table-row table:style-name="ro30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7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30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3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30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9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30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7" table:number-columns-repeated="243"/>
        </table:table-row>
        <table:table-row table:style-name="ro30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7" table:number-columns-repeated="243"/>
        </table:table-row>
        <table:table-row table:style-name="ro23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7" table:number-columns-repeated="243"/>
        </table:table-row>
        <table:table-row table:style-name="ro30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30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7" table:number-columns-repeated="243"/>
        </table:table-row>
        <table:table-row table:style-name="ro23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23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23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23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4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1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6" table:formula="of:=SUM([.E5:.E72])" office:value-type="float" office:value="61">
            <text:p>61</text:p>
          </table:table-cell>
          <table:table-cell table:number-columns-repeated="243"/>
        </table:table-row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8/14/2012</text:date>, <text:time>14:1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8-14T14:18:29</dc:date>
    <dc:language>en-US</dc:language>
    <meta:editing-cycles>834</meta:editing-cycles>
    <meta:editing-duration>P12DT10H45M32S</meta:editing-duration>
    <meta:document-statistic meta:table-count="4" meta:cell-count="1379" meta:object-count="9"/>
    <meta:user-defined meta:name="Info 1"/>
    <meta:user-defined meta:name="Info 2"/>
    <meta:user-defined meta:name="Info 3"/>
    <meta:user-defined meta:name="Info 4"/>
  </office:meta>
</office:document-meta>
</file>